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2" style:family="paragraph" style:parent-style-name="Preformatted_20_Text">
      <style:text-properties style:font-name="Liberation Serif" fo:font-size="24pt" officeooo:rsid="001a1db4" officeooo:paragraph-rsid="001a1db4" style:font-size-asian="21pt" style:font-size-complex="24pt"/>
    </style:style>
    <style:style style:name="P3" style:family="paragraph" style:parent-style-name="Preformatted_20_Text">
      <style:text-properties style:font-name="Liberation Serif" fo:font-size="22pt" officeooo:rsid="001a1db4" officeooo:paragraph-rsid="001a1db4" style:font-size-asian="19.25pt" style:font-size-complex="22pt"/>
    </style:style>
    <style:style style:name="P4" style:family="paragraph" style:parent-style-name="Preformatted_20_Text">
      <style:text-properties style:font-name="Liberation Serif" fo:font-size="12pt" officeooo:rsid="001a1db4" officeooo:paragraph-rsid="001a1db4" style:font-size-asian="10.5pt" style:font-size-complex="12pt"/>
    </style:style>
    <style:style style:name="P5"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6"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7" style:family="paragraph" style:parent-style-name="Preformatted_20_Text">
      <style:text-properties style:font-name="Liberation Serif" fo:font-size="15pt" fo:font-weight="bold" officeooo:rsid="001bd4dc" officeooo:paragraph-rsid="001bd4dc" style:font-size-asian="13.1000003814697pt" style:font-weight-asian="bold" style:font-size-complex="15pt" style:font-weight-complex="bold"/>
    </style:style>
    <style:style style:name="P8"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9"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10"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11" style:family="paragraph" style:parent-style-name="Preformatted_20_Text">
      <style:text-properties fo:font-size="12pt" style:text-underline-style="none" fo:font-weight="normal" officeooo:rsid="001c6d51" officeooo:paragraph-rsid="001c6d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3dfb4" officeooo:paragraph-rsid="0023dfb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4pt" fo:font-style="italic" style:text-underline-style="none" fo:font-weight="normal" officeooo:rsid="00087194" officeooo:paragraph-rsid="0023dfb4" style:font-size-asian="12.25pt" style:font-style-asian="italic" style:font-weight-asian="normal" style:font-size-complex="14pt" style:font-style-complex="italic" style:font-weight-complex="normal"/>
    </style:style>
    <style:style style:name="P14" style:family="paragraph" style:parent-style-name="Standard">
      <style:text-properties fo:font-style="italic" style:text-underline-style="solid" style:text-underline-width="auto" style:text-underline-color="font-color" officeooo:rsid="000f0987" officeooo:paragraph-rsid="001bd4dc" style:font-style-asian="italic" style:font-style-complex="italic"/>
    </style:style>
    <style:style style:name="P15" style:family="paragraph" style:parent-style-name="Standard">
      <style:text-properties fo:font-size="14pt" style:text-underline-style="none" fo:font-weight="bold" officeooo:rsid="00087194" officeooo:paragraph-rsid="0023dfb4" style:font-size-asian="12.25pt" style:font-weight-asian="bold" style:font-size-complex="14pt" style:font-weight-complex="bold"/>
    </style:style>
    <style:style style:name="P16" style:family="paragraph" style:parent-style-name="Standard">
      <style:text-properties fo:font-size="12pt" style:text-underline-style="none" fo:font-weight="normal" officeooo:rsid="0007fd77" officeooo:paragraph-rsid="0023dfb4"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24752d" officeooo:paragraph-rsid="0023dfb4"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0223028" officeooo:paragraph-rsid="0023dfb4"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2a1e98" officeooo:paragraph-rsid="0023dfb4" style:font-size-asian="12pt" style:font-weight-asian="normal" style:font-size-complex="12pt" style:font-weight-complex="normal"/>
    </style:style>
    <style:style style:name="P21" style:family="paragraph" style:parent-style-name="Standard">
      <style:text-properties fo:font-size="12pt" fo:font-style="italic" style:text-underline-style="none" fo:font-weight="normal" officeooo:rsid="0007fd77" officeooo:paragraph-rsid="0023dfb4" style:font-size-asian="12pt" style:font-style-asian="italic" style:font-weight-asian="normal" style:font-size-complex="12pt" style:font-style-complex="italic" style:font-weight-complex="normal"/>
    </style:style>
    <style:style style:name="P22"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23"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24"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25" style:family="paragraph" style:parent-style-name="Preformatted_20_Text">
      <style:text-properties style:font-name="Liberation Serif" fo:font-size="13pt" fo:font-weight="normal" officeooo:rsid="0023dfb4" officeooo:paragraph-rsid="0023dfb4" style:font-size-asian="11.3500003814697pt" style:font-weight-asian="normal" style:font-size-complex="13pt" style:font-weight-complex="normal"/>
    </style:style>
    <style:style style:name="P26" style:family="paragraph" style:parent-style-name="Preformatted_20_Text">
      <style:text-properties style:font-name="Liberation Serif" fo:font-size="13pt" fo:font-weight="normal" officeooo:rsid="00256ff3" officeooo:paragraph-rsid="00256ff3" style:font-size-asian="11.3500003814697pt" style:font-weight-asian="normal" style:font-size-complex="13pt" style:font-weight-complex="normal"/>
    </style:style>
    <style:style style:name="P27" style:family="paragraph" style:parent-style-name="Preformatted_20_Text">
      <style:paragraph-properties fo:text-align="start" style:justify-single-word="false"/>
      <style:text-properties style:font-name="Liberation Serif" fo:font-size="13pt" fo:font-style="italic" officeooo:rsid="000f0987" officeooo:paragraph-rsid="0023dfb4" style:font-size-asian="13pt" style:font-style-asian="italic" style:font-size-complex="13pt" style:font-style-complex="italic"/>
    </style:style>
    <style:style style:name="P28" style:family="paragraph" style:parent-style-name="Preformatted_20_Text">
      <style:paragraph-properties fo:text-align="start" style:justify-single-word="false"/>
      <style:text-properties style:font-name="Liberation Serif" fo:font-size="13pt" fo:font-style="italic" officeooo:rsid="0023dfb4" officeooo:paragraph-rsid="001bd4dc" style:font-size-asian="13pt" style:font-style-asian="italic" style:font-size-complex="13pt" style:font-style-complex="italic"/>
    </style:style>
    <style:style style:name="P29" style:family="paragraph" style:parent-style-name="Preformatted_20_Text">
      <style:paragraph-properties fo:text-align="start"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30" style:family="paragraph" style:parent-style-name="Preformatted_20_Text">
      <style:paragraph-properties fo:text-align="start" style:justify-single-word="false"/>
      <style:text-properties style:font-name="Liberation Serif" fo:font-size="13pt" fo:font-style="normal" fo:font-weight="normal" officeooo:rsid="0021e428" officeooo:paragraph-rsid="0023dfb4" style:font-name-asian="Courier New" style:font-size-asian="11.3500003814697pt" style:font-style-asian="normal" style:font-weight-asian="normal" style:font-name-complex="Liberation Mono" style:font-size-complex="13pt" style:font-style-complex="normal" style:font-weight-complex="normal"/>
    </style:style>
    <style:style style:name="P31"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32"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P33"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23dfb4" style:font-size-asian="15pt" style:font-weight-asian="bold" style:font-size-complex="15pt" style:font-weight-complex="bold"/>
    </style:style>
    <style:style style:name="T1" style:family="text">
      <style:text-properties officeooo:rsid="001bd4dc"/>
    </style:style>
    <style:style style:name="T2" style:family="text">
      <style:text-properties style:font-name="Liberation Serif"/>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style="normal" fo:font-weight="normal" officeooo:rsid="00210722" style:font-size-asian="12pt" style:font-style-asian="normal" style:font-weight-asian="normal" style:font-size-complex="12pt" style:font-style-complex="normal" style:font-weight-complex="normal"/>
    </style:style>
    <style:style style:name="T5" style:family="text">
      <style:text-properties officeooo:rsid="001c6d51"/>
    </style:style>
    <style:style style:name="T6" style:family="text">
      <style:text-properties officeooo:rsid="0021e428"/>
    </style:style>
    <style:style style:name="T7" style:family="text">
      <style:text-properties officeooo:rsid="0023dfb4"/>
    </style:style>
    <style:style style:name="T8" style:family="text">
      <style:text-properties fo:font-style="normal" fo:font-weight="normal" style:font-name-asian="Courier New" style:font-size-asian="11.3500003814697pt" style:font-style-asian="normal" style:font-weight-asian="normal" style:font-name-complex="Liberation Mono" style:font-style-complex="normal" style:font-weight-complex="normal"/>
    </style:style>
    <style:style style:name="T9" style:family="text">
      <style:text-properties fo:font-style="normal" fo:font-weight="normal" officeooo:rsid="0021e428" style:font-name-asian="Courier New" style:font-size-asian="11.3500003814697pt" style:font-style-asian="normal" style:font-weight-asian="normal" style:font-name-complex="Liberation Mono" style:font-style-complex="normal" style:font-weight-complex="normal"/>
    </style:style>
    <style:style style:name="T10" style:family="text">
      <style:text-properties officeooo:rsid="001ab841"/>
    </style:style>
    <style:style style:name="T11" style:family="text">
      <style:text-properties officeooo:rsid="001dc96b"/>
    </style:style>
    <style:style style:name="T12" style:family="text">
      <style:text-properties officeooo:rsid="001c68eb"/>
    </style:style>
    <style:style style:name="T13" style:family="text">
      <style:text-properties officeooo:rsid="002394c6"/>
    </style:style>
    <style:style style:name="T14" style:family="text">
      <style:text-properties officeooo:rsid="00265923"/>
    </style:style>
    <style:style style:name="T15" style:family="text">
      <style:text-properties officeooo:rsid="0024752d"/>
    </style:style>
    <style:style style:name="T16" style:family="text">
      <style:text-properties officeooo:rsid="00087194"/>
    </style:style>
    <style:style style:name="T17" style:family="text">
      <style:text-properties officeooo:rsid="00247963"/>
    </style:style>
    <style:style style:name="T18" style:family="text">
      <style:text-properties officeooo:rsid="002821d7"/>
    </style:style>
    <style:style style:name="T19" style:family="text">
      <style:text-properties officeooo:rsid="002a1e98"/>
    </style:style>
    <style:style style:name="T20" style:family="text">
      <style:text-properties officeooo:rsid="002adefb"/>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256f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RUCTURA DE DATOS 2016/2017</text:p>
      <text:p text:style-name="P3">Práctica <text:span text:style-name="T6">2</text:span></text:p>
      <text:p text:style-name="P4"/>
      <text:p text:style-name="P4">Andrés Salas Peña</text:p>
      <text:p text:style-name="P4">Rodrigo <text:span text:style-name="T5">Alonso De Pool Alcántara</text:span></text:p>
      <text:p text:style-name="P4"/>
      <text:p text:style-name="P4">Grupo 1202</text:p>
      <text:p text:style-name="P4"/>
      <text:p text:style-name="P4"/>
      <text:p text:style-name="P4"/>
      <text:p text:style-name="P4"/>
      <text:p text:style-name="P4"/>
      <text:p text:style-name="P5">1. Introducción</text:p>
      <text:p text:style-name="P9"/>
      <text:p text:style-name="P9">Esta práctica consiste en r<text:span text:style-name="T6">efinar nuestra base de datos de la práctica 1 para que podamos trabajar con ella y manipularla, cambiando ciertas variables de tipo int por serial por ejemplo. Lo primero que se pide es poblar las tablas de nuestra base de datos. Después, modificar las consultas realizadas en la práctica 1 para que funcionen con las modificaciones que hayamos hecho en los apartados anteriores de esta segunda práctica. Y, por último, crear cuatro programas en C que nos permitan acceder a nuestra base de datos y modificarla según lo que pida cada una de las funciones.</text:span></text:p>
      <text:p text:style-name="P9"/>
      <text:p text:style-name="P5">2. <text:span text:style-name="T7">Tablas Diseño</text:span></text:p>
      <text:p text:style-name="P11"/>
      <text:p text:style-name="P12">Aquí irá el cabeceras.odt </text:p>
      <text:p text:style-name="P1"/>
      <text:p text:style-name="P8">3. <text:span text:style-name="T7">Comandos Poblar Tablas</text:span>:</text:p>
      <text:p text:style-name="P28"/>
      <text:p text:style-name="P30">En la implementación de nuestro diseño y tras comentarlo con nuestro profesor, decidimos usar nuestras propias tablas en vez de arreglar la enorme cantidad de errores que había en las tablas dadas.</text:p>
      <text:p text:style-name="P30"/>
      <text:p text:style-name="P30">Por tanto, intentamos poblar primero nuestra base de datos con las tablas dadas en Moodle y los comandos facilitados en esta misma plataforma, también lo inten<text:span text:style-name="T7">t</text:span>amos después <text:span text:style-name="T7">mediante</text:span> el comando import <text:span text:style-name="T7">de pgAdmin </text:span>para cada una de las tablas y nos dieron errores.</text:p>
      <text:p text:style-name="P30"/>
      <text:p text:style-name="P29"><text:span text:style-name="T9">Finalmente, decidimos ir metiendo nuestros propios datos. </text:span><text:span text:style-name="T8">Lo primero que hicimos fue crear los txts acordes con nuestras tablas. Después, </text:span><text:span text:style-name="T9">usando para ello el comando import de </text:span><text:span text:style-name="T8">pg</text:span><text:span text:style-name="T9">Admin, </text:span><text:span text:style-name="T8">insertamos estos txts en las correspondientes tablas. Y, por último,</text:span><text:span text:style-name="T9"> a medida que realizábamos consultas y veíamos que nos faltaban datos en nuestras tablas, usabámos la consulta en SQL de insert into </text:span><text:span text:style-name="T8">para añadir nuevos registros a nuestras tablas y funcionen las consultas SQL.</text:span><text:span text:style-name="T9"> </text:span><text:s/></text:p>
      <text:p text:style-name="P29"/>
      <text:p text:style-name="P29"/>
      <text:p text:style-name="P29"/>
      <text:p text:style-name="P29"/>
      <text:p text:style-name="P29"/>
      <text:p text:style-name="P33"><text:soft-page-break/><text:span text:style-name="T7">4</text:span>. <text:span text:style-name="T7">Consultas SQL y Resultados(faltan resultados)</text:span>:</text:p>
      <text:p text:style-name="P27"/>
      <text:p text:style-name="P21">1. Dado un título, ¿Cuántas ediciones tiene? ¿En cuántos idiomas?</text:p>
      <text:p text:style-name="P21"/>
      <text:p text:style-name="P16"><text:tab/><text:tab/>SELECT<text:tab/>COUNT("ISBN")</text:p>
      <text:p text:style-name="P16"><text:tab/><text:tab/>FROM<text:tab/><text:tab/>"Edicion"</text:p>
      <text:p text:style-name="P16"><text:tab/><text:tab/>WHERE<text:tab/>"Titulo_vo"='Game of thrones'</text:p>
      <text:p text:style-name="P16"/>
      <text:p text:style-name="P16"><text:tab/><text:tab/>SELECT <text:tab/>COUNT(P.idiom)</text:p>
      <text:p text:style-name="P16"><text:tab/><text:tab/>FROM <text:tab/>(SELECT DISTINCT "Idioma" as idiom</text:p>
      <text:p text:style-name="P16"><text:s text:c="6"/><text:tab/> <text:s text:c="4"/><text:tab/> <text:tab/> <text:s/><text:tab/> <text:s/>FROM<text:tab/>"Edicion"</text:p>
      <text:p text:style-name="P16"><text:s text:c="14"/><text:tab/><text:tab/> <text:s/><text:tab/> <text:s/>WHERE <text:s text:c="4"/>"Titulo_vo"='Tokio blues') as P</text:p>
      <text:p text:style-name="P17"/>
      <text:p text:style-name="P22">2. ¿Cuántos libros se han vendido de un autor dado?</text:p>
      <text:p text:style-name="P16"/>
      <text:p text:style-name="P17"><text:tab/><text:tab/>SELECT<text:tab/>COUNT(V."Id_Venta")</text:p>
      <text:p text:style-name="P17"><text:tab/><text:tab/>FROM<text:tab/><text:tab/>"Escrito_<text:span text:style-name="T10">p</text:span>or" as S, "Vendido" as V</text:p>
      <text:p text:style-name="P17"><text:tab/><text:tab/>WHERE<text:tab/> S."Autor_id"='1' AND V."ISBN"=S."ISBN" </text:p>
      <text:p text:style-name="P17"/>
      <text:p text:style-name="P22">3. ¿Cuántos libros de un autor dado se han vendido en oferta?</text:p>
      <text:p text:style-name="P17"/>
      <text:p text:style-name="P17"><text:tab/><text:tab/>SELECT<text:tab/> COUNT(P."idv")</text:p>
      <text:p text:style-name="P17"><text:tab/><text:tab/>FROM<text:tab/><text:tab/>(SELECT<text:tab/>VD."<text:span text:style-name="T11">i</text:span>d_<text:span text:style-name="T11">v</text:span>enta" as idv, V."Fecha" as date</text:p>
      <text:p text:style-name="P17"><text:tab/><text:tab/><text:tab/><text:tab/>FROM<text:tab/><text:tab/>"Escrito_<text:span text:style-name="T12">p</text:span>or" as EP ,"Vendido" as VD, "Ventas" as V</text:p>
      <text:p text:style-name="P17"><text:tab/><text:tab/><text:tab/><text:tab/>WHERE<text:tab/>EP."Autor_id"='1' AND <text:s/>EP."ISBN"=VD."ISBN" AND <text:tab/><text:tab/><text:tab/><text:tab/><text:tab/><text:tab/>VD."<text:span text:style-name="T11">i</text:span>d_<text:span text:style-name="T11">v</text:span>enta"=V."<text:span text:style-name="T11">id_venta</text:span>") as P,</text:p>
      <text:p text:style-name="P17"><text:tab/><text:tab/><text:tab/><text:tab/>"Vendido" as V, "Ofertas" as O</text:p>
      <text:p text:style-name="P17"><text:tab/><text:tab/>WHERE <text:tab/>P."idv"=V."<text:span text:style-name="T11">i</text:span>d_<text:span text:style-name="T11">v</text:span>enta" AND V."ISBN"=O."ISBN" AND <text:tab/><text:tab/><text:tab/><text:tab/><text:tab/><text:tab/>P."date"&lt;=O."Fin" AND O."Inicio"&lt;=P."date"</text:p>
      <text:p text:style-name="P17"/>
      <text:p text:style-name="P22">4. ¿Cuánto dinero se ha ganado vendiendo libros de un editor dado?</text:p>
      <text:p text:style-name="P17"><text:tab/></text:p>
      <text:p text:style-name="P18"><text:tab/><text:tab/>SELECT <text:tab/>SUM(L.<text:span text:style-name="T13">"</text:span>pp<text:span text:style-name="T13">"</text:span>)-SUM(L.<text:span text:style-name="T13">"</text:span>cc<text:span text:style-name="T13">"</text:span>)</text:p>
      <text:p text:style-name="P19"><text:span text:style-name="T14"><text:tab/><text:tab/>FROM</text:span><text:tab/><text:tab/><text:span text:style-name="T15">(</text:span>SELECT<text:tab/> <text:s/><text:span text:style-name="T13">ED."Precio" as pp, ED."Costos" as cc</text:span></text:p>
      <text:p text:style-name="P19"><text:tab/><text:tab/><text:tab/><text:tab/>FROM <text:tab/><text:span text:style-name="T13">"Edicion" as ED, "Vendido" as VD</text:span></text:p>
      <text:p text:style-name="P18"><text:tab/><text:tab/><text:tab/><text:tab/>WHERE<text:tab/> ED.<text:span text:style-name="T13">"</text:span>Editor<text:span text:style-name="T13">"</text:span>=<text:span text:style-name="T16">'</text:span>Anaya<text:span text:style-name="T16">' </text:span>AND ED.<text:span text:style-name="T13">"</text:span>ISBN<text:span text:style-name="T13">"</text:span>=VD.<text:span text:style-name="T13">"</text:span>ISBN<text:span text:style-name="T13">"</text:span>) <text:tab/><text:tab/><text:tab/><text:tab/><text:span text:style-name="T17">AS</text:span> L</text:p>
      <text:p text:style-name="P17"/>
      <text:p text:style-name="P22">5. ¿Cuántos libros han comprado los usuarios fidelizados?</text:p>
      <text:p text:style-name="P17"/>
      <text:p text:style-name="P17"><text:tab/><text:tab/><text:span text:style-name="T18">SELECT<text:tab/>COUNT(*)</text:span></text:p>
      <text:p text:style-name="P17"><text:tab/><text:tab/><text:span text:style-name="T18">FROM<text:tab/><text:tab/>"Ventas" as V, "Vendido" as VD</text:span></text:p>
      <text:p text:style-name="P17"><text:tab/><text:tab/><text:span text:style-name="T18">WHERE<text:tab/>V."DNI" IS NOT NULL AND VD."id_venta"=V."id_venta"</text:span></text:p>
      <text:p text:style-name="P17"/>
      <text:p text:style-name="P17">6. ¿Cuántos usuarios fidelizados han comprado libros en inglés?</text:p>
      <text:p text:style-name="P17"/>
      <text:p text:style-name="P17"><text:tab/><text:tab/>SELECT <text:tab/>COUNT(P."d") </text:p>
      <text:p text:style-name="P17"><text:tab/><text:tab/>FROM<text:tab/><text:tab/>(SELECT<text:tab/>DISTINCT "DNI" as d</text:p>
      <text:p text:style-name="P17"><text:tab/><text:tab/><text:tab/><text:tab/>FROM <text:tab/>"Ventas" as V, "Vendido" as N, "Edicion" as E</text:p>
      <text:p text:style-name="P17"><text:tab/><text:tab/><text:tab/><text:tab/>WHERE <text:tab/>V."DNI" IS NOT NULL AND <text:s/>E."Idioma"='Ingles'</text:p>
      <text:p text:style-name="P17"><text:tab/><text:tab/><text:tab/><text:tab/><text:tab/><text:tab/>AND V."<text:span text:style-name="T19">id_venta</text:span>"=N."<text:span text:style-name="T19">id_venta</text:span>" </text:p>
      <text:p text:style-name="P17"><text:tab/><text:tab/><text:tab/><text:tab/><text:tab/><text:tab/>AND N."ISBN"=E."ISBN") as P</text:p>
      <text:p text:style-name="P17"><text:soft-page-break/></text:p>
      <text:p text:style-name="P20">EL <text:s/>resultado en nuestra base de datos en ingles es 0 pero si probamos con otro idioma como el español vemos que da el resultado correcto (3)</text:p>
      <text:p text:style-name="P17"/>
      <text:p text:style-name="P22">7. ¿Cuánto dinero se ha ganado vendiendo libros en Francés?</text:p>
      <text:p text:style-name="P17"/>
      <text:p text:style-name="P15"><text:span text:style-name="T21"><text:tab/>Como en nuestra base de datos nos tenemos libros en <text:s/>francés probamos la misma pregunta pero con libros en Ingl</text:span><text:span text:style-name="T3">é</text:span><text:span text:style-name="T21">s y Espa</text:span><text:span text:style-name="Emphasis"><text:span text:style-name="T4">ñ</text:span></text:span><text:span text:style-name="T21">ol. El funcionamiento es equivalente para el frances.</text:span></text:p>
      <text:p text:style-name="P17"><text:tab/></text:p>
      <text:p text:style-name="P17"/>
      <text:p text:style-name="P17"><text:tab/><text:tab/><text:span text:style-name="T19">SELECT <text:tab/><text:tab/>SUM(Ed.</text:span>"<text:span text:style-name="T19">Precio</text:span>"<text:span text:style-name="T19">)-SUM(Ed.</text:span>"<text:span text:style-name="T19">Costos</text:span>"<text:span text:style-name="T19">)</text:span></text:p>
      <text:p text:style-name="P17"><text:tab/><text:tab/><text:span text:style-name="T19">FROM<text:tab/><text:tab/><text:tab/></text:span>"<text:span text:style-name="T19">Edicion</text:span>" <text:span text:style-name="T19">as Ed, </text:span>"<text:span text:style-name="T19">Vendido</text:span>" <text:span text:style-name="T19">as Vd</text:span></text:p>
      <text:p text:style-name="P17"><text:tab/><text:tab/><text:span text:style-name="T19">WHERE <text:tab/><text:tab/>Ed.</text:span>"<text:span text:style-name="T19">ISBN</text:span>"<text:span text:style-name="T19">=Vd.</text:span>"<text:span text:style-name="T19">ISBN</text:span>" <text:s/><text:span text:style-name="T19">AND Ed.</text:span>"<text:span text:style-name="T19">Idioma</text:span>"<text:span text:style-name="T19">=</text:span>'Espanol'</text:p>
      <text:p text:style-name="P17"><text:tab/><text:tab/><text:span text:style-name="T19">GROUP BY<text:tab/><text:tab/>Ed.</text:span>"<text:span text:style-name="T19">Idioma</text:span>"</text:p>
      <text:p text:style-name="P17"/>
      <text:p text:style-name="P22">8. ¿En que días hubo ofertas de libros de la editorial Adelpi?</text:p>
      <text:p text:style-name="P17"><text:s/></text:p>
      <text:p text:style-name="P17"><text:tab/>Como en nuestra base de datos no tenemos incluida la editorial Adelpi probamos la consulta con las editoriales SM, Planeta, Anaya, Edebe.</text:p>
      <text:p text:style-name="P17"/>
      <text:p text:style-name="P17"><text:tab/><text:tab/>SELECT <text:tab/>O."Inicio", O."Fin"</text:p>
      <text:p text:style-name="P17"><text:tab/><text:tab/>FROM <text:tab/>"Edicion" as E, "Ofertas" as O</text:p>
      <text:p text:style-name="P17"><text:tab/><text:tab/>WHERE<text:tab/>E."Editor"='SM' AND O."ISBN"=E."ISBN"</text:p>
      <text:p text:style-name="P17"/>
      <text:p text:style-name="P22">9. ¿Qué usuarios fidelizados no han comprado nunca libros de bolsillo?</text:p>
      <text:p text:style-name="P22"/>
      <text:p text:style-name="P17"><text:tab/>Como en nuestra base de datos no tenemos libros de bolsillo (aunque se podr<text:span text:style-name="T2">í</text:span>an agregar en el atributo tipo de Edicion) probamos la misma consultas con tipo ‘Blanda’ y tipo ‘Dura’.</text:p>
      <text:p text:style-name="P17"/>
      <text:p text:style-name="P17"><text:tab/><text:tab/>(SELECT <text:tab/>F."D<text:span text:style-name="T20">ni</text:span>"</text:p>
      <text:p text:style-name="P17"><text:tab/><text:tab/>FROM <text:tab/>"Fidelizado" as F)</text:p>
      <text:p text:style-name="P17"><text:tab/><text:tab/>EXCEPT</text:p>
      <text:p text:style-name="P17"><text:tab/><text:tab/>(SELECT<text:tab/> V."DNI"</text:p>
      <text:p text:style-name="P17"><text:tab/><text:tab/>FROM <text:tab/>"Ventas" as V, "Vendido" as VD, "Edicion" as E</text:p>
      <text:p text:style-name="P17"><text:tab/><text:tab/>WHERE<text:tab/> V."<text:span text:style-name="T20">id_venta</text:span>" =VD."<text:span text:style-name="T20">id_venta</text:span>"</text:p>
      <text:p text:style-name="P17"><text:tab/><text:tab/> <text:s text:c="5"/><text:tab/><text:tab/>AND VD."ISBN"=E."ISBN" AND E."Tipo"='Blanda')</text:p>
      <text:p text:style-name="P13"/>
      <text:p text:style-name="P32"><text:span text:style-name="T22">5</text:span>. <text:span text:style-name="T22">Código C</text:span></text:p>
      <text:p text:style-name="P32"/>
      <text:p text:style-name="P26">Todo el código C se encuentra adjunto en esta misma entrega. Al pasarle valgrind nos da pérdidas de memoria que al analizarlas, hemos comprobado que son problemas de la librería sql y no de nuestra gestión de memoria.</text:p>
      <text:p text:style-name="P14"/>
      <text:p text:style-name="P6"><text:span text:style-name="T22">6</text:span>. <text:span text:style-name="T1">Conclusiones Finales</text:span></text:p>
      <text:p text:style-name="P7"/>
      <text:p text:style-name="P10">Esta práctica nos ha <text:span text:style-name="T6">hecho comprender la cantidad de rediseños que sufren las bases de datos hasta que puedan empezar a funcionar correctamente. Por otro lado, nos ha permitido entender la dificultad de poblar las bases de datos.</text:span></text:p>
      <text:p text:style-name="P10"/>
      <text:p text:style-name="P10">P<text:span text:style-name="T6">asando ya al código C</text:span>, nos ha <text:span text:style-name="T6">costado mucho conseguir entender lo que realizan las </text:span><text:soft-page-break/><text:span text:style-name="T6">funciones dadas y hemos tenido que empezar a programar odbc sin saber muy bien que hacíamos pero tras muchas horas de esfuerzo hemos conseguido comprenderlo.</text:span></text:p>
      <text:p text:style-name="P10"/>
      <text:p text:style-name="P25">Por último, hemos entendido el enorme trabajo que tiene detrás cada una de las bases de datos modernas y también la utilidad de poder trabajar con ellas a través de programas externos (en nuestro cas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0T18:02:43.245583007</dc:date>
    <meta:editing-duration>PT28M32S</meta:editing-duration>
    <meta:editing-cycles>7</meta:editing-cycles>
    <meta:generator>LibreOffice/5.1.4.2$Linux_X86_64 LibreOffice_project/10m0$Build-2</meta:generator>
    <meta:document-statistic meta:table-count="0" meta:image-count="0" meta:object-count="0" meta:page-count="4" meta:paragraph-count="79" meta:word-count="846" meta:character-count="5614" meta:non-whitespace-character-count="4620"/>
  </office:meta>
</office:document-meta>
</file>